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5000000606AFBB1D4FFA8C237.png" manifest:media-type="image/png"/>
  <manifest:file-entry manifest:full-path="Pictures/100000000000051B000002B0B59375E9066BE7F8.png" manifest:media-type="image/png"/>
  <manifest:file-entry manifest:full-path="Pictures/1000020100000500000002D05109CEE7E23D794D.png" manifest:media-type="image/png"/>
  <manifest:file-entry manifest:full-path="Pictures/1000020100000500000002D089E0F4EAC9C0B774.png" manifest:media-type="image/png"/>
  <manifest:file-entry manifest:full-path="Pictures/100000000000033C0000026D847ACE982C6E20B6.png" manifest:media-type="image/png"/>
  <manifest:file-entry manifest:full-path="Pictures/10000000000004220000031A9DADD61F9012034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43cm" draw:marker-end-width="0.443cm" draw:fill="none" draw:textarea-vertical-align="middle" fo:padding-top="0.179cm" fo:padding-bottom="0.179cm" fo:padding-left="0.304cm" fo:padding-right="0.304cm"/>
    </style:style>
    <style:style style:name="gr3" style:family="graphic" style:parent-style-name="objectwithoutfill">
      <style:graphic-properties svg:stroke-width="0.159cm" svg:stroke-color="#ff4000" draw:marker-start-width="0.443cm" draw:marker-end-width="0.443cm" draw:fill="none" draw:textarea-vertical-align="middle" fo:padding-top="0.179cm" fo:padding-bottom="0.179cm" fo:padding-left="0.304cm" fo:padding-right="0.304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13.97cm" svg:height="8.28cm" svg:x="0cm" svg:y="-0.025cm">
          <draw:image xlink:href="Pictures/100000000000051B000002B0B59375E9066BE7F8.png" xlink:type="simple" xlink:show="embed" xlink:actuate="onLoad" draw:mime-type="image/png">
            <text:p/>
          </draw:image>
        </draw:frame>
        <draw:line draw:style-name="gr2" draw:text-style-name="P2" draw:layer="layout" svg:x1="1.905cm" svg:y1="8.255cm" svg:x2="5.715cm" svg:y2="11.254cm">
          <text:p/>
        </draw:line>
        <draw:frame draw:style-name="gr1" draw:text-style-name="P1" draw:layer="layout" svg:width="19.575cm" svg:height="3.385cm" svg:x="0.11cm" svg:y="11.43cm">
          <draw:image xlink:href="Pictures/1000000000000285000000606AFBB1D4FFA8C237.png" xlink:type="simple" xlink:show="embed" xlink:actuate="onLoad" draw:mime-type="image/png">
            <text:p/>
          </draw:image>
        </draw:frame>
        <draw:line draw:style-name="gr3" draw:text-style-name="P2" draw:layer="layout" svg:x1="14.605cm" svg:y1="11.43cm" svg:x2="11.43cm" svg:y2="8.255cm">
          <text:p/>
        </draw:lin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9DADD61F90120340.png" xlink:type="simple" xlink:show="embed" xlink:actuate="onLoad"/>
    <draw:fill-image draw:name="Blueprint_5f_Plans-first-bg-wide" draw:display-name="Blueprint_Plans-first-bg-wide" xlink:href="Pictures/1000020100000500000002D089E0F4EAC9C0B774.png" xlink:type="simple" xlink:show="embed" xlink:actuate="onLoad"/>
    <draw:fill-image draw:name="Blueprint_5f_Plans-second-bg" draw:display-name="Blueprint_Plans-second-bg" xlink:href="Pictures/100000000000033C0000026D847ACE982C6E20B6.png" xlink:type="simple" xlink:show="embed" xlink:actuate="onLoad"/>
    <draw:fill-image draw:name="Blueprint_5f_Plans-second-bg-wide" draw:display-name="Blueprint_Plans-second-bg-wide" xlink:href="Pictures/1000020100000500000002D05109CEE7E23D794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2T06:03:22.784119420</meta:creation-date>
    <meta:editing-duration>PT18M37S</meta:editing-duration>
    <meta:editing-cycles>4</meta:editing-cycles>
    <meta:generator>LibreOffice/7.0.4.2$Linux_AARCH64 LibreOffice_project/00$Build-2</meta:generator>
    <dc:title>Blueprint Plans</dc:title>
    <dc:date>2023-06-12T06:52:59.110002786</dc:date>
    <meta:document-statistic meta:object-count="60"/>
  </office:meta>
</office:document-meta>
</file>